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scapingAwareTag.setHtmlEscape( boolean html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scapingAwareTag.isHtmlEsca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EscapingAwareTag.isResponseEncodedHtml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scapingAwareTag.isDefaultHtml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scapingAwareTag.htmlEscape( String 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